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0fc8" officeooo:paragraph-rsid="00150fc8"/>
    </style:style>
    <style:style style:name="P2" style:family="paragraph" style:parent-style-name="Standard">
      <style:paragraph-properties fo:text-align="center" style:justify-single-word="false"/>
      <style:text-properties officeooo:rsid="00150fc8" officeooo:paragraph-rsid="00150fc8"/>
    </style:style>
    <style:style style:name="P3" style:family="paragraph" style:parent-style-name="Standard">
      <style:text-properties fo:font-style="italic" officeooo:rsid="00150fc8" officeooo:paragraph-rsid="00150fc8" style:font-style-asian="italic" style:font-style-complex="italic"/>
    </style:style>
    <style:style style:name="P4" style:family="paragraph" style:parent-style-name="Standard">
      <style:text-properties officeooo:rsid="00155182" officeooo:paragraph-rsid="00155182"/>
    </style:style>
    <style:style style:name="P5" style:family="paragraph" style:parent-style-name="Standard">
      <style:text-properties officeooo:rsid="00155182" officeooo:paragraph-rsid="001d255c"/>
    </style:style>
    <style:style style:name="P6" style:family="paragraph" style:parent-style-name="Standard">
      <style:text-properties officeooo:rsid="001738a3" officeooo:paragraph-rsid="001738a3"/>
    </style:style>
    <style:style style:name="P7" style:family="paragraph" style:parent-style-name="Standard">
      <style:text-properties officeooo:rsid="001738a3" officeooo:paragraph-rsid="001a7f1d"/>
    </style:style>
    <style:style style:name="P8" style:family="paragraph" style:parent-style-name="Standard">
      <style:text-properties officeooo:rsid="001738a3" officeooo:paragraph-rsid="001b305a"/>
    </style:style>
    <style:style style:name="P9" style:family="paragraph" style:parent-style-name="Standard">
      <style:text-properties officeooo:rsid="001d2076" officeooo:paragraph-rsid="001d2076"/>
    </style:style>
    <style:style style:name="P10" style:family="paragraph" style:parent-style-name="Standard">
      <style:text-properties officeooo:rsid="001d255c" officeooo:paragraph-rsid="001d255c"/>
    </style:style>
    <style:style style:name="P11" style:family="paragraph" style:parent-style-name="Standard">
      <style:text-properties officeooo:rsid="001d470a" officeooo:paragraph-rsid="001d470a"/>
    </style:style>
    <style:style style:name="P12" style:family="paragraph" style:parent-style-name="Standard">
      <style:text-properties officeooo:rsid="001f2a25" officeooo:paragraph-rsid="001f2a25"/>
    </style:style>
    <style:style style:name="P13" style:family="paragraph" style:parent-style-name="Standard">
      <style:text-properties officeooo:rsid="001f2a25" officeooo:paragraph-rsid="00228342"/>
    </style:style>
    <style:style style:name="T1" style:family="text">
      <style:text-properties officeooo:rsid="00150fc8"/>
    </style:style>
    <style:style style:name="T2" style:family="text">
      <style:text-properties style:text-position="super 58%"/>
    </style:style>
    <style:style style:name="T3" style:family="text">
      <style:text-properties style:text-position="super 58%" officeooo:rsid="00150fc8"/>
    </style:style>
    <style:style style:name="T4" style:family="text">
      <style:text-properties style:text-position="super 58%" officeooo:rsid="00180304"/>
    </style:style>
    <style:style style:name="T5" style:family="text">
      <style:text-properties style:text-position="super 58%" officeooo:rsid="001a7f1d"/>
    </style:style>
    <style:style style:name="T6" style:family="text">
      <style:text-properties style:text-position="super 58%" officeooo:rsid="00211ff0"/>
    </style:style>
    <style:style style:name="T7" style:family="text">
      <style:text-properties style:text-position="super 58%" officeooo:rsid="00228342"/>
    </style:style>
    <style:style style:name="T8" style:family="text">
      <style:text-properties officeooo:rsid="001738a3"/>
    </style:style>
    <style:style style:name="T9" style:family="text">
      <style:text-properties style:text-position="0% 100%"/>
    </style:style>
    <style:style style:name="T10" style:family="text">
      <style:text-properties style:text-position="0% 100%" officeooo:rsid="00150fc8"/>
    </style:style>
    <style:style style:name="T11" style:family="text">
      <style:text-properties style:text-position="0% 100%" officeooo:rsid="00180304"/>
    </style:style>
    <style:style style:name="T12" style:family="text">
      <style:text-properties style:text-position="0% 100%" officeooo:rsid="001a7f1d"/>
    </style:style>
    <style:style style:name="T13" style:family="text">
      <style:text-properties style:text-position="0% 100%" officeooo:rsid="001d255c"/>
    </style:style>
    <style:style style:name="T14" style:family="text">
      <style:text-properties style:text-position="0% 100%" officeooo:rsid="001f2a25"/>
    </style:style>
    <style:style style:name="T15" style:family="text">
      <style:text-properties style:text-position="0% 100%" officeooo:rsid="00211ff0"/>
    </style:style>
    <style:style style:name="T16" style:family="text">
      <style:text-properties style:text-position="0% 100%" officeooo:rsid="00228342"/>
    </style:style>
    <style:style style:name="T17" style:family="text">
      <style:text-properties style:text-position="0% 100%" officeooo:rsid="00234a0a"/>
    </style:style>
    <style:style style:name="T18" style:family="text">
      <style:text-properties style:text-position="0% 100%" officeooo:rsid="00258ebc"/>
    </style:style>
    <style:style style:name="T19" style:family="text">
      <style:text-properties officeooo:rsid="00180304"/>
    </style:style>
    <style:style style:name="T20" style:family="text">
      <style:text-properties style:text-position="sub 58%" officeooo:rsid="001a7f1d"/>
    </style:style>
    <style:style style:name="T21" style:family="text">
      <style:text-properties style:text-position="sub 58%" officeooo:rsid="00211ff0"/>
    </style:style>
    <style:style style:name="T22" style:family="text">
      <style:text-properties style:text-position="sub 58%" officeooo:rsid="00228342"/>
    </style:style>
    <style:style style:name="T23" style:family="text">
      <style:text-properties officeooo:rsid="001b305a"/>
    </style:style>
    <style:style style:name="T24" style:family="text">
      <style:text-properties officeooo:rsid="001d255c"/>
    </style:style>
    <style:style style:name="T25" style:family="text">
      <style:text-properties officeooo:rsid="002283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ne-Dimensional <text:span text:style-name="T1">Real</text:span> <text:span text:style-name="T25">Wave</text:span></text:p>
      <text:p text:style-name="P2">by Sven Nilsen, 2020</text:p>
      <text:p text:style-name="P1"/>
      <text:p text:style-name="P3">In this paper I describe a physics model for a one-dimensional real-valued <text:span text:style-name="T25">wave</text:span>.</text:p>
      <text:p text:style-name="P1"/>
      <text:p text:style-name="P1">Fundamentally, a real-valued <text:span text:style-name="T25">wave</text:span> behaves just like a particle at any position:</text:p>
      <text:p text:style-name="P1"/>
      <text:p text:style-name="P1"><text:tab/>s’ = s + v dt + ½ a dt<text:span text:style-name="T2">2</text:span></text:p>
      <text:p text:style-name="P1"/>
      <text:p text:style-name="P1">The difference is that the topology of the model is invariant over time.</text:p>
      <text:p text:style-name="P4">Each particle has two neighbors, which remains neighbors at all times.</text:p>
      <text:p text:style-name="P4">A particle only interacts with its neighbors, which is done by acceleration.</text:p>
      <text:p text:style-name="P4"/>
      <text:p text:style-name="P6">Mathematicians developed notation to simplify modeling physical systems in arbitrary dimensions.</text:p>
      <text:p text:style-name="P6"/>
      <text:p text:style-name="P8">For example, in one dimension each particle has two neighbors. In two dimensions they have four. In three dimensions they have six and so on. The number of neighbors in `n` dimensions is `2n`. To abstract over this relationship they invented a symbol `<text:span text:style-name="T1">∇</text:span>`. This is called “nabla” or “del”. <text:span text:style-name="T19">It represents the partial derivatives in a vector field. In this case it means roughly that by choosing a direction of a string, the neighbor value in the positive direction minus the neighbor value in the negative direction, divided by 2 to get the change per unit.</text:span></text:p>
      <text:p text:style-name="P8"/>
      <text:p text:style-name="P8"><text:span text:style-name="T23">The operator of interest here is `∇ · ∇`, or `∇</text:span><text:span text:style-name="T4">2</text:span><text:span text:style-name="T19">`. This corresponds to directional invariant measure which intuitively describes the displacement from equilibrium. An equilibrium is when the particle has the average value of its neighbors. One can think about it as a spring in a state where there are no structural forces making it constract or expand. A spring can still have momentum, but the general idea is that the spring force can be generalized to waves.</text:span></text:p>
      <text:p text:style-name="P8"/>
      <text:p text:style-name="P9">In equations, the `<text:span text:style-name="T23">∇</text:span><text:span text:style-name="T4">2</text:span><text:span text:style-name="T9">` operator is used to reason abstractly about a physical system. When programming, one must turn this into something </text:span><text:span text:style-name="T13">computable:</text:span></text:p>
      <text:p text:style-name="P7"/>
      <text:p text:style-name="P7"><text:tab/><text:span text:style-name="T19">∇</text:span><text:span text:style-name="T4">2</text:span><text:span text:style-name="T11">𝜓 </text:span><text:span text:style-name="T12">= (2n / δ</text:span><text:span text:style-name="T5">2</text:span><text:span text:style-name="T12">)(𝜓</text:span><text:span text:style-name="T20">avg</text:span><text:span text:style-name="T12"> - 𝜓)</text:span></text:p>
      <text:p text:style-name="P7"><text:span text:style-name="T12"/></text:p>
      <text:p text:style-name="P10"><text:span text:style-name="T12">H</text:span><text:span text:style-name="T9">ere, `</text:span><text:span text:style-name="T12">𝜓</text:span><text:span text:style-name="T20">avg</text:span><text:span text:style-name="T9">` is the average value of neighbors,</text:span><text:span text:style-name="T12"> `n` is number of dimensions </text:span><text:span text:style-name="T9">and `</text:span><text:span text:style-name="T12">δ</text:span><text:span text:style-name="T9">` is usually `1`.</text:span></text:p>
      <text:p text:style-name="P4">The acceleration of a wave <text:span text:style-name="T8">propagating at a speed `c` is the following:</text:span></text:p>
      <text:p text:style-name="P4"/>
      <text:p text:style-name="P5"><text:tab/><text:span text:style-name="T24">a = c</text:span><text:span text:style-name="T3">2</text:span><text:span text:style-name="T1">∇</text:span><text:span text:style-name="T3">2</text:span></text:p>
      <text:p text:style-name="P4"><text:span text:style-name="T10"/></text:p>
      <text:p text:style-name="P11"><text:span text:style-name="T10">W</text:span><text:span text:style-name="T9">hen `c</text:span><text:span text:style-name="T2">2</text:span><text:span text:style-name="T9"> &gt; 2`, the </text:span><text:span text:style-name="T18">wave</text:span><text:span text:style-name="T9"> will diverge into two “parts” because acceleration cancels out velocity. It will look like two </text:span><text:span text:style-name="T18">waves</text:span><text:span text:style-name="T9"> because every point </text:span><text:span text:style-name="T14">alternates across the center. </text:span><text:span text:style-name="T17">One must decrease the time step and iterate more times to simulate higher velocities in real time.</text:span></text:p>
      <text:p text:style-name="P11"><text:span text:style-name="T14"/></text:p>
      <text:p text:style-name="P12"><text:span text:style-name="T9">The rest of the equation `</text:span><text:span text:style-name="T10">s + v dt</text:span><text:span text:style-name="T9">` can be thought of as a basic skeleton of the physical system. One way to make </text:span><text:span text:style-name="T16">optimize the simulation is to precompute constants for fixed time steps</text:span><text:span text:style-name="T9">:</text:span></text:p>
      <text:p text:style-name="P12"><text:span text:style-name="T9"/></text:p>
      <text:p text:style-name="P13"><text:span text:style-name="T9"><text:tab/></text:span><text:span text:style-name="T15">s’ = </text:span><text:span text:style-name="T16">k</text:span><text:span text:style-name="T22">0</text:span><text:span text:style-name="T15">s – s</text:span><text:span text:style-name="T21">prev</text:span><text:span text:style-name="T15"> + </text:span><text:span text:style-name="T16">k</text:span><text:span text:style-name="T22">1</text:span><text:span text:style-name="T15">(s</text:span><text:span text:style-name="T21">+1</text:span><text:span text:style-name="T15"> + s</text:span><text:span text:style-name="T21">-1</text:span><text:span text:style-name="T15">)<text:tab/><text:tab/></text:span><text:span text:style-name="T16">k</text:span><text:span text:style-name="T22">0</text:span><text:span text:style-name="T16"> = 2 – c</text:span><text:span text:style-name="T7">2</text:span><text:span text:style-name="T16">dt</text:span><text:span text:style-name="T7">2</text:span><text:span text:style-name="T16"><text:tab/><text:tab/>k</text:span><text:span text:style-name="T22">1</text:span><text:span text:style-name="T16"> = </text:span><text:span text:style-name="T15">c</text:span><text:span text:style-name="T6">2</text:span><text:span text:style-name="T16">dt</text:span><text:span text:style-name="T7">2</text:span><text:span text:style-name="T15"> / </text:span><text:span text:style-name="T1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6:57:18.247097000</meta:creation-date>
    <dc:date>2020-05-04T19:57:14.843139000</dc:date>
    <meta:editing-duration>PT4M33S</meta:editing-duration>
    <meta:editing-cycles>2</meta:editing-cycles>
    <meta:generator>LibreOffice/5.1.2.2$MacOSX_X86_64 LibreOffice_project/d3bf12ecb743fc0d20e0be0c58ca359301eb705f</meta:generator>
    <meta:document-statistic meta:table-count="0" meta:image-count="0" meta:object-count="0" meta:page-count="1" meta:paragraph-count="19" meta:word-count="428" meta:character-count="2437" meta:non-whitespace-character-count="2020"/>
  </office:meta>
</office:document-meta>
</file>